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90746" officeooo:paragraph-rsid="00090746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90746" officeooo:paragraph-rsid="000bb014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bb014" officeooo:paragraph-rsid="000bb014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aa0eb" officeooo:paragraph-rsid="000aa0eb" style:language-asian="zxx" style:country-asian="none" style:language-complex="zxx" style:country-complex="none"/>
    </style:style>
    <style:style style:name="T1" style:family="text">
      <style:text-properties officeooo:rsid="000bb0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fe is a sport make it count -<text:span text:style-name="T1">helen keller</text:span></text:p>
      <text:p text:style-name="P1">life is either a daring adventure or nothing at all – <text:span text:style-name="T1">hunter s thompson</text:span></text:p>
      <text:p text:style-name="P1">you only live once but if you do it right once is enough – <text:span text:style-name="T1">mea west</text:span></text:p>
      <text:p text:style-name="P1">one who makes no mistakes makes nothing at all – <text:span text:style-name="T1">giacomo casanova</text:span></text:p>
      <text:p text:style-name="P2">in the end it’s not the years in your life that counts it’s the life in your years– <text:span text:style-name="T1">abraham lincoln</text:span></text:p>
      <text:p text:style-name="P3">I never worry about the future it comes soon enough – albert einstein</text:p>
      <text:p text:style-name="P4">the adventure doesnt begin until something goes wro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11:05:06.899111932</meta:creation-date>
    <dc:date>2021-06-16T12:57:15.075075371</dc:date>
    <meta:editing-duration>PT19M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7" meta:word-count="88" meta:character-count="467" meta:non-whitespace-character-count="382"/>
  </office:meta>
</office:document-meta>
</file>